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2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3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2.632cm" fo:break-before="auto" style:use-optimal-row-height="false"/>
    </style:style>
    <style:style style:name="ro14" style:family="table-row">
      <style:table-row-properties style:row-height="0.566cm" fo:break-before="auto" style:use-optimal-row-height="false"/>
    </style:style>
    <style:style style:name="ro15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2" fo:font-size="12pt" style:font-name-asian="Arial1" style:font-size-asian="12pt" style:font-name-complex="DejaVu Sans" style:font-size-complex="12pt" style:language-complex="en" style:country-complex="US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font-name="Arial2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7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  <style:style style:name="T2" style:family="text">
      <style:text-properties style:font-size-asian="12pt" style:font-size-complex="12pt"/>
    </style:style>
    <style:style style:name="T3" style:family="text">
      <style:text-properties style:font-size-asian="12pt" style:font-size-complex="12pt" style:letter-kerning="true" fo:country="none" style:country-asian="none"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1"/>
        <table:table-column table:style-name="co16" table:default-cell-style-name="ce51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8" office:value-type="string" calcext:value-type="string">
            <text:p>Resultado da Execução</text:p>
          </table:table-cell>
          <table:table-cell table:style-name="ce58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1</text:p>
          </table:table-cell>
          <table:table-cell table:style-name="ce53" office:value-type="string" calcext:value-type="string">
            <text:p>Emitir relatório de frequência de todos os estagiários</text:p>
          </table:table-cell>
          <table:table-cell table:style-name="ce54" office:value-type="string" calcext:value-type="string">
            <text:p><text:span text:style-name="T1">1. Coordenador seleciona turma.</text:span></text:p>
            <text:p><text:span text:style-name="T1">2. Coordenador seleciona mapa de frequência.</text:span></text:p>
            <text:p><text:span text:style-name="T1">3. Coordenador seleciona a data que deseja gerar a frequência.</text:span></text:p>
            <text:p/>
          </table:table-cell>
          <table:table-cell table:style-name="ce55" office:value-type="string" calcext:value-type="string">
            <text:p><text:span text:style-name="T2">Sistema </text:span><text:span text:style-name="T3">exibi a lista em ordem alfabética pelo nome dos estagiários, observação e status da frequência</text:span><text:span text:style-name="T2">.</text:span></text:p>
          </table:table-cell>
          <table:table-cell table:style-name="ce59" table:number-columns-repeated="2"/>
          <table:table-cell table:style-name="ce46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2</text:p>
          </table:table-cell>
          <table:table-cell table:style-name="ce53" office:value-type="string" calcext:value-type="string">
            <text:p>Emitir relatório de frequência de um dia que não existe frequência</text:p>
          </table:table-cell>
          <table:table-cell table:style-name="ce54" office:value-type="string" calcext:value-type="string">
            <text:p><text:span text:style-name="T1">1. Coordenador seleciona turma.</text:span></text:p>
            <text:p><text:span text:style-name="T1">2. Coordenador seleciona mapa de frequência.</text:span></text:p>
            <text:p><text:span text:style-name="T1">3. Coordenador seleciona a data que deseja gerar a frequência.</text:span></text:p>
            <text:p/>
          </table:table-cell>
          <table:table-cell table:style-name="ce53" office:value-type="string" calcext:value-type="string">
            <text:p>Sistema informa que não existe frequência registrada no dia referente a busca.</text:p>
          </table:table-cell>
          <table:table-cell table:style-name="ce59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3</text:p>
          </table:table-cell>
          <table:table-cell table:style-name="ce53" office:value-type="string" calcext:value-type="string">
            <text:p>Visualizar relatório de frequência de apenas um estagiário</text:p>
          </table:table-cell>
          <table:table-cell table:style-name="ce54" office:value-type="string" calcext:value-type="string">
            <text:p><text:span text:style-name="T1">1. Coordenador seleciona turma.</text:span></text:p>
            <text:p><text:span text:style-name="T1">2. Coordenador opção frequência do estagiário que deseja visualizar frequência.</text:span></text:p>
          </table:table-cell>
          <table:table-cell table:style-name="ce56" office:value-type="string" calcext:value-type="string">
            <text:p>Sistema exibe a frequência do estagiário com as informações ordenada por data, dias trabalhados, frequência em % e quantidade de faltas e a lista de frequência com data/hora, observações e status.</text:p>
          </table:table-cell>
          <table:table-cell table:style-name="ce59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table:number-columns-repeated="3"/>
          <table:table-cell table:style-name="ce53"/>
          <table:table-cell table:style-name="ce54"/>
          <table:table-cell table:style-name="ce53"/>
          <table:table-cell table:style-name="ce59" table:number-columns-repeated="2"/>
          <table:table-cell table:style-name="ce46" table:number-columns-repeated="1015"/>
        </table:table-row>
        <table:table-row table:style-name="ro15" table:number-rows-repeated="4">
          <table:table-cell table:style-name="ce46"/>
          <table:table-cell table:style-name="ce50" table:number-columns-repeated="3"/>
          <table:table-cell table:style-name="ce53"/>
          <table:table-cell table:style-name="ce54"/>
          <table:table-cell table:style-name="ce53"/>
          <table:table-cell table:style-name="ce59" table:number-columns-repeated="2"/>
          <table:table-cell table:style-name="ce46" table:number-columns-repeated="1015"/>
        </table:table-row>
        <table:table-row table:style-name="ro15" table:number-rows-repeated="6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9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9" table:number-columns-repeated="2"/>
          <table:table-cell table:style-name="ce46" table:number-columns-repeated="1014"/>
          <table:table-cell table:style-name="Default"/>
        </table:table-row>
        <table:table-row table:style-name="ro15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9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2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08:32:52.4067945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11-23T08:35:47.584872670</dc:date>
    <meta:editing-duration>PT3H15M35S</meta:editing-duration>
    <meta:editing-cycles>24</meta:editing-cycles>
    <meta:document-statistic meta:table-count="4" meta:cell-count="67" meta:object-count="0"/>
  </office:meta>
</office:document-meta>
</file>